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Лист1" table:style-name="ta1">
        <table:shapes>
          <draw:frame draw:z-index="0" draw:style-name="gr1" svg:width="11.949cm" svg:height="9.377cm" svg:x="0.166cm" svg:y="2.178cm">
            <draw:object draw:notify-on-update-of-ranges="Лист1.A2:Лист1.J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1.95cm" svg:height="8.208cm" svg:x="11.895cm" svg:y="2.338cm">
            <draw:object draw:notify-on-update-of-ranges="Лист1.A3:Лист1.J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9.828cm" svg:height="8.711cm" svg:x="24.121cm" svg:y="2.205cm">
            <draw:object draw:notify-on-update-of-ranges="Лист1.A4:Лист1.J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35065" calcext:value-type="float">
            <text:p>0,135065</text:p>
          </table:table-cell>
          <table:table-cell office:value-type="float" office:value="0.116957" calcext:value-type="float">
            <text:p>0,116957</text:p>
          </table:table-cell>
          <table:table-cell office:value-type="float" office:value="0.089905" calcext:value-type="float">
            <text:p>0,089905</text:p>
          </table:table-cell>
          <table:table-cell office:value-type="float" office:value="0.080893" calcext:value-type="float">
            <text:p>0,080893</text:p>
          </table:table-cell>
          <table:table-cell office:value-type="float" office:value="0.080312" calcext:value-type="float">
            <text:p>0,080312</text:p>
          </table:table-cell>
          <table:table-cell office:value-type="float" office:value="0.077492" calcext:value-type="float">
            <text:p>0,077492</text:p>
          </table:table-cell>
          <table:table-cell office:value-type="float" office:value="0.076581" calcext:value-type="float">
            <text:p>0,076581</text:p>
          </table:table-cell>
          <table:table-cell office:value-type="float" office:value="0.0745981" calcext:value-type="float">
            <text:p>0,0745981</text:p>
          </table:table-cell>
          <table:table-cell office:value-type="float" office:value="0.076019" calcext:value-type="float">
            <text:p>0,076019</text:p>
          </table:table-cell>
          <table:table-cell office:value-type="float" office:value="0.0749209" calcext:value-type="float">
            <text:p>0,0749209</text:p>
          </table:table-cell>
        </table:table-row>
        <table:table-row table:style-name="ro1">
          <table:table-cell table:formula="of:=[.$A$2]/[.A2]" office:value-type="float" office:value="1" calcext:value-type="float">
            <text:p>1</text:p>
          </table:table-cell>
          <table:table-cell table:formula="of:=[.$A$2]/[.B2]" office:value-type="float" office:value="1.15482613268124" calcext:value-type="float">
            <text:p>1,1548261327</text:p>
          </table:table-cell>
          <table:table-cell table:formula="of:=[.$A$2]/[.C2]" office:value-type="float" office:value="1.50230799176909" calcext:value-type="float">
            <text:p>1,5023079918</text:p>
          </table:table-cell>
          <table:table-cell table:formula="of:=[.$A$2]/[.D2]" office:value-type="float" office:value="1.66967475554127" calcext:value-type="float">
            <text:p>1,6696747555</text:p>
          </table:table-cell>
          <table:table-cell table:formula="of:=[.$A$2]/[.E2]" office:value-type="float" office:value="1.68175366072318" calcext:value-type="float">
            <text:p>1,6817536607</text:p>
          </table:table-cell>
          <table:table-cell table:formula="of:=[.$A$2]/[.F2]" office:value-type="float" office:value="1.74295411139214" calcext:value-type="float">
            <text:p>1,7429541114</text:p>
          </table:table-cell>
          <table:table-cell table:formula="of:=[.$A$2]/[.G2]" office:value-type="float" office:value="1.76368812107442" calcext:value-type="float">
            <text:p>1,7636881211</text:p>
          </table:table-cell>
          <table:table-cell table:formula="of:=[.$A$2]/[.H2]" office:value-type="float" office:value="1.81056890188892" calcext:value-type="float">
            <text:p>1,8105689019</text:p>
          </table:table-cell>
          <table:table-cell table:formula="of:=[.$A$2]/[.I2]" office:value-type="float" office:value="1.77672687091385" calcext:value-type="float">
            <text:p>1,7767268709</text:p>
          </table:table-cell>
          <table:table-cell table:formula="of:=[.$A$2]/[.J2]" office:value-type="float" office:value="1.8027679859692" calcext:value-type="float">
            <text:p>1,802767986</text:p>
          </table:table-cell>
        </table:table-row>
        <table:table-row table:style-name="ro2">
          <table:table-cell table:formula="of:=[.A3]/[.A1]" office:value-type="float" office:value="1" calcext:value-type="float">
            <text:p>1</text:p>
          </table:table-cell>
          <table:table-cell table:formula="of:=[.B3]/[.B1]" office:value-type="float" office:value="0.577413066340621" calcext:value-type="float">
            <text:p>0,5774130663</text:p>
          </table:table-cell>
          <table:table-cell table:formula="of:=[.C3]/[.C1]" office:value-type="float" office:value="0.500769330589697" calcext:value-type="float">
            <text:p>0,5007693306</text:p>
          </table:table-cell>
          <table:table-cell table:formula="of:=[.D3]/[.D1]" office:value-type="float" office:value="0.417418688885318" calcext:value-type="float">
            <text:p>0,4174186889</text:p>
          </table:table-cell>
          <table:table-cell table:formula="of:=[.E3]/[.E1]" office:value-type="float" office:value="0.336350732144636" calcext:value-type="float">
            <text:p>0,3363507321</text:p>
          </table:table-cell>
          <table:table-cell table:formula="of:=[.F3]/[.F1]" office:value-type="float" office:value="0.290492351898691" calcext:value-type="float">
            <text:p>0,2904923519</text:p>
          </table:table-cell>
          <table:table-cell table:formula="of:=[.G3]/[.G1]" office:value-type="float" office:value="0.251955445867774" calcext:value-type="float">
            <text:p>0,2519554459</text:p>
          </table:table-cell>
          <table:table-cell table:formula="of:=[.H3]/[.H1]" office:value-type="float" office:value="0.226321112736115" calcext:value-type="float">
            <text:p>0,2263211127</text:p>
          </table:table-cell>
          <table:table-cell table:formula="of:=[.I3]/[.I1]" office:value-type="float" office:value="0.197414096768206" calcext:value-type="float">
            <text:p>0,1974140968</text:p>
          </table:table-cell>
          <table:table-cell table:formula="of:=[.J3]/[.J1]" office:value-type="float" office:value="0.18027679859692" calcext:value-type="float">
            <text:p>0,18027679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.00.0000</text:date>, <text:time style:data-style-name="N2" text:time-value="11:46:02.53078032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2:49:27</meta:creation-date>
    <dc:date>2015-05-27T11:48:56.261293054</dc:date>
    <meta:editing-duration>PT39M48S</meta:editing-duration>
    <meta:editing-cycles>2</meta:editing-cycles>
    <meta:generator>LibreOffice/4.2.8.2$Linux_X86_64 LibreOffice_project/420m0$Build-2</meta:generator>
    <meta:document-statistic meta:table-count="1" meta:cell-count="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5cm" svg:height="9.378cm" xlink:href=".." xlink:type="simple" chart:class="chart:line" chart:style-name="ch1">
        <chart:title svg:x="-0.224cm" svg:y="0.456cm" chart:style-name="ch2">
          <text:p>Зависимость времени выполнения от колличества потоков</text:p>
        </chart:title>
        <chart:plot-area chart:style-name="ch3" table:cell-range-address="Лист1.A2:Лист1.J2" svg:x="1.25cm" svg:y="1.315cm" svg:width="10.461cm" svg:height="6.895cm">
          <chartooo:coordinate-region svg:x="2.162cm" svg:y="1.514cm" svg:width="9.362cm" svg:height="6.049cm"/>
          <chart:axis chart:dimension="x" chart:name="primary-x" chart:style-name="ch4">
            <chart:title svg:x="4.968cm" svg:y="8.397cm" chart:style-name="ch5">
              <text:p>Количество потоков</text:p>
            </chart:title>
          </chart:axis>
          <chart:axis chart:dimension="y" chart:name="primary-y" chart:style-name="ch4">
            <chart:title svg:x="0.451cm" svg:y="6.274cm" chart:style-name="ch6">
              <text:p>Время выполнения</text:p>
            </chart:title>
            <chart:grid chart:style-name="ch7" chart:class="major"/>
          </chart:axis>
          <chart:series chart:style-name="ch8" chart:values-cell-range-address="Лист1.A2:Лист1.J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0.135065">
                <text:p>0.135065</text:p>
                <draw:g>
                  <svg:desc>Лист1.A2:Лист1.J2</svg:desc>
                </draw:g>
              </table:table-cell>
              <table:table-cell office:value-type="float" office:value="0.116957">
                <text:p>0.116957</text:p>
              </table:table-cell>
              <table:table-cell office:value-type="float" office:value="0.089905">
                <text:p>0.089905</text:p>
              </table:table-cell>
              <table:table-cell office:value-type="float" office:value="0.080893">
                <text:p>0.080893</text:p>
              </table:table-cell>
              <table:table-cell office:value-type="float" office:value="0.080312">
                <text:p>0.080312</text:p>
              </table:table-cell>
              <table:table-cell office:value-type="float" office:value="0.077492">
                <text:p>0.077492</text:p>
              </table:table-cell>
              <table:table-cell office:value-type="float" office:value="0.076581">
                <text:p>0.076581</text:p>
              </table:table-cell>
              <table:table-cell office:value-type="float" office:value="0.0745981">
                <text:p>0.0745981</text:p>
              </table:table-cell>
              <table:table-cell office:value-type="float" office:value="0.076019">
                <text:p>0.076019</text:p>
              </table:table-cell>
              <table:table-cell office:value-type="float" office:value="0.0749209">
                <text:p>0.0749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51cm" svg:height="8.209cm" xlink:href=".." xlink:type="simple" chart:class="chart:line" chart:style-name="ch1">
        <chart:title svg:x="4.833cm" svg:y="0.3cm" chart:style-name="ch2">
          <text:p>Ускорение</text:p>
        </chart:title>
        <chart:plot-area chart:style-name="ch3" table:cell-range-address="Лист1.A3:Лист1.J3" svg:x="1.25cm" svg:y="1.269cm" svg:width="10.462cm" svg:height="5.795cm">
          <chartooo:coordinate-region svg:x="1.977cm" svg:y="1.468cm" svg:width="9.548cm" svg:height="4.949cm"/>
          <chart:axis chart:dimension="x" chart:name="primary-x" chart:style-name="ch4">
            <chart:title svg:x="4.969cm" svg:y="7.228cm" chart:style-name="ch5">
              <text:p>Количество потоков</text:p>
            </chart:title>
          </chart:axis>
          <chart:axis chart:dimension="y" chart:name="primary-y" chart:style-name="ch4">
            <chart:title svg:x="0.451cm" svg:y="5.017cm" chart:style-name="ch6">
              <text:p>Ускорение</text:p>
            </chart:title>
            <chart:grid chart:style-name="ch7" chart:class="major"/>
          </chart:axis>
          <chart:series chart:style-name="ch8" chart:values-cell-range-address="Лист1.A3:Лист1.J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Строка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Лист1.A3:Лист1.J3</svg:desc>
                </draw:g>
              </table:table-cell>
              <table:table-cell office:value-type="float" office:value="1.15482613268124">
                <text:p>1.15482613268124</text:p>
              </table:table-cell>
              <table:table-cell office:value-type="float" office:value="1.50230799176909">
                <text:p>1.50230799176909</text:p>
              </table:table-cell>
              <table:table-cell office:value-type="float" office:value="1.66967475554127">
                <text:p>1.66967475554127</text:p>
              </table:table-cell>
              <table:table-cell office:value-type="float" office:value="1.68175366072318">
                <text:p>1.68175366072318</text:p>
              </table:table-cell>
              <table:table-cell office:value-type="float" office:value="1.74295411139214">
                <text:p>1.74295411139214</text:p>
              </table:table-cell>
              <table:table-cell office:value-type="float" office:value="1.76368812107442">
                <text:p>1.76368812107442</text:p>
              </table:table-cell>
              <table:table-cell office:value-type="float" office:value="1.81056890188892">
                <text:p>1.81056890188892</text:p>
              </table:table-cell>
              <table:table-cell office:value-type="float" office:value="1.77672687091385">
                <text:p>1.77672687091385</text:p>
              </table:table-cell>
              <table:table-cell office:value-type="float" office:value="1.8027679859692">
                <text:p>1.80276798596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829cm" svg:height="8.712cm" xlink:href=".." xlink:type="simple" chart:class="chart:line" chart:style-name="ch1">
        <chart:title svg:x="3.151cm" svg:y="0.31cm" chart:style-name="ch2">
          <text:p>Эффективность</text:p>
        </chart:title>
        <chart:plot-area chart:style-name="ch3" table:cell-range-address="Лист1.A4:Лист1.J4" svg:x="1.207cm" svg:y="1.289cm" svg:width="8.426cm" svg:height="6.268cm">
          <chartooo:coordinate-region svg:x="1.934cm" svg:y="1.488cm" svg:width="7.512cm" svg:height="5.422cm"/>
          <chart:axis chart:dimension="x" chart:name="primary-x" chart:style-name="ch4">
            <chart:title svg:x="3.908cm" svg:y="7.731cm" chart:style-name="ch5">
              <text:p>Количество потоков</text:p>
            </chart:title>
          </chart:axis>
          <chart:axis chart:dimension="y" chart:name="primary-y" chart:style-name="ch4">
            <chart:title svg:x="0.451cm" svg:y="6.782cm" chart:style-name="ch6">
              <text:p>Коэффициент эффективности</text:p>
            </chart:title>
            <chart:grid chart:style-name="ch7" chart:class="major"/>
          </chart:axis>
          <chart:series chart:style-name="ch8" chart:values-cell-range-address="Лист1.A4:Лист1.J4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Строка 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Лист1.A4:Лист1.J4</svg:desc>
                </draw:g>
              </table:table-cell>
              <table:table-cell office:value-type="float" office:value="0.577413066340621">
                <text:p>0.577413066340621</text:p>
              </table:table-cell>
              <table:table-cell office:value-type="float" office:value="0.500769330589697">
                <text:p>0.500769330589697</text:p>
              </table:table-cell>
              <table:table-cell office:value-type="float" office:value="0.417418688885318">
                <text:p>0.417418688885318</text:p>
              </table:table-cell>
              <table:table-cell office:value-type="float" office:value="0.336350732144636">
                <text:p>0.336350732144636</text:p>
              </table:table-cell>
              <table:table-cell office:value-type="float" office:value="0.290492351898691">
                <text:p>0.290492351898691</text:p>
              </table:table-cell>
              <table:table-cell office:value-type="float" office:value="0.251955445867774">
                <text:p>0.251955445867774</text:p>
              </table:table-cell>
              <table:table-cell office:value-type="float" office:value="0.226321112736115">
                <text:p>0.226321112736115</text:p>
              </table:table-cell>
              <table:table-cell office:value-type="float" office:value="0.197414096768206">
                <text:p>0.197414096768206</text:p>
              </table:table-cell>
              <table:table-cell office:value-type="float" office:value="0.18027679859692">
                <text:p>0.180276798596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